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24b" officeooo:paragraph-rsid="0010d24b"/>
    </style:style>
    <style:style style:name="P2" style:family="paragraph" style:parent-style-name="Standard">
      <style:text-properties officeooo:rsid="0010d24b" officeooo:paragraph-rsid="001280a9"/>
    </style:style>
    <style:style style:name="P3" style:family="paragraph" style:parent-style-name="Standard">
      <style:text-properties officeooo:rsid="0010d24b" officeooo:paragraph-rsid="00147fdf"/>
    </style:style>
    <style:style style:name="P4" style:family="paragraph" style:parent-style-name="Standard">
      <style:text-properties officeooo:rsid="001280a9" officeooo:paragraph-rsid="001280a9"/>
    </style:style>
    <style:style style:name="P5" style:family="paragraph" style:parent-style-name="Standard">
      <style:text-properties officeooo:rsid="001280a9" officeooo:paragraph-rsid="0016d31d"/>
    </style:style>
    <style:style style:name="P6" style:family="paragraph" style:parent-style-name="Standard">
      <style:text-properties fo:font-style="normal" style:text-underline-style="none" fo:font-weight="normal" officeooo:rsid="0010d24b" officeooo:paragraph-rsid="001280a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0d24b" officeooo:paragraph-rsid="0010d24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280a9" officeooo:paragraph-rsid="00147fd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280a9" officeooo:paragraph-rsid="001280a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280a9" officeooo:paragraph-rsid="0016d31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280a9" officeooo:paragraph-rsid="00184d6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909c7" officeooo:paragraph-rsid="00184d6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909c7" officeooo:paragraph-rsid="001909c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993c0" officeooo:paragraph-rsid="001993c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bold" officeooo:rsid="001280a9" officeooo:paragraph-rsid="00184d6b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none" fo:font-weight="bold" officeooo:rsid="001909c7" officeooo:paragraph-rsid="001909c7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16d31d" officeooo:paragraph-rsid="0016d31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84d6b" officeooo:paragraph-rsid="00184d6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84d6b" officeooo:paragraph-rsid="001909c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993c0" officeooo:paragraph-rsid="001993c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officeooo:rsid="001280a9" officeooo:paragraph-rsid="0016d31d" style:font-style-asian="normal" style:font-style-complex="normal"/>
    </style:style>
    <style:style style:name="P22" style:family="paragraph" style:parent-style-name="Standard">
      <style:text-properties fo:font-style="normal" fo:font-weight="bold" officeooo:rsid="0010d24b" officeooo:paragraph-rsid="00184d6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1993c0" officeooo:paragraph-rsid="001993c0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weight="bold" officeooo:rsid="0010d24b" officeooo:paragraph-rsid="0010d24b" style:font-weight-asian="bold" style:font-weight-complex="bold"/>
    </style:style>
    <style:style style:name="P25" style:family="paragraph" style:parent-style-name="Standard">
      <style:text-properties style:font-name="Liberation Serif" fo:font-size="12pt" fo:font-style="normal" fo:font-weight="normal" officeooo:rsid="0010d24b" officeooo:paragraph-rsid="00184d6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fo:font-weight="normal" officeooo:rsid="0010d24b" officeooo:paragraph-rsid="001993c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10d24b" officeooo:paragraph-rsid="001b771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1909c7" officeooo:paragraph-rsid="001909c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1993c0" officeooo:paragraph-rsid="001993c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1aaada" officeooo:paragraph-rsid="001aaad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1aaada" officeooo:paragraph-rsid="001b771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1b7713" officeooo:paragraph-rsid="001b771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1d71ad" officeooo:paragraph-rsid="001d71a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bold" officeooo:rsid="001993c0" officeooo:paragraph-rsid="001993c0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style:font-name="Liberation Serif" fo:font-size="12pt" fo:font-style="normal" fo:font-weight="bold" officeooo:rsid="001993c0" officeooo:paragraph-rsid="001aaada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style:font-name="Liberation Serif" fo:font-size="12pt" fo:font-style="normal" fo:font-weight="bold" officeooo:rsid="001993c0" officeooo:paragraph-rsid="001b7713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style:font-name="Liberation Serif" fo:font-size="12pt" fo:font-style="normal" fo:font-weight="bold" officeooo:rsid="001b7713" officeooo:paragraph-rsid="001d71a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style:font-name="Liberation Serif" fo:font-size="12pt" fo:font-style="normal" style:text-underline-style="none" fo:font-weight="normal" officeooo:rsid="001280a9" officeooo:paragraph-rsid="00184d6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style:text-underline-style="none" fo:font-weight="normal" officeooo:rsid="001280a9" officeooo:paragraph-rsid="001993c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style:text-underline-style="none" fo:font-weight="normal" officeooo:rsid="001280a9" officeooo:paragraph-rsid="001aaad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style:text-underline-style="none" fo:font-weight="normal" officeooo:rsid="001280a9" officeooo:paragraph-rsid="001b771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style:text-underline-style="none" fo:font-weight="normal" officeooo:rsid="001993c0" officeooo:paragraph-rsid="001993c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fo:font-style="normal" style:text-underline-style="none" fo:font-weight="normal" officeooo:rsid="001aaada" officeooo:paragraph-rsid="001aaad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Liberation Serif" fo:font-size="12pt" fo:font-style="normal" style:text-underline-style="none" fo:font-weight="normal" officeooo:rsid="001aaada" officeooo:paragraph-rsid="001b7713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Liberation Serif" fo:font-size="12pt" fo:font-style="normal" style:text-underline-style="none" fo:font-weight="normal" officeooo:rsid="001b7713" officeooo:paragraph-rsid="001b771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Liberation Serif" fo:font-size="12pt" fo:font-style="normal" style:text-underline-style="none" fo:font-weight="normal" officeooo:rsid="001d71ad" officeooo:paragraph-rsid="001d71a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Liberation Serif" fo:font-size="12pt" fo:font-style="normal" style:text-underline-style="none" fo:font-weight="normal" officeooo:rsid="001d9e8f" officeooo:paragraph-rsid="001d9e8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Liberation Serif" fo:font-size="12pt" fo:font-style="normal" style:text-underline-style="none" fo:font-weight="bold" officeooo:rsid="001aaada" officeooo:paragraph-rsid="001aaada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Liberation Serif" fo:font-size="12pt" fo:font-style="normal" style:text-underline-style="none" fo:font-weight="bold" officeooo:rsid="001aaada" officeooo:paragraph-rsid="001b7713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font-name="Liberation Serif" fo:font-size="12pt" fo:font-style="normal" style:text-underline-style="none" fo:font-weight="bold" officeooo:rsid="001b7713" officeooo:paragraph-rsid="001b7713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style:font-name="Liberation Serif" fo:font-size="12pt" fo:font-style="normal" style:text-underline-style="none" fo:font-weight="bold" officeooo:rsid="001d71ad" officeooo:paragraph-rsid="001d71a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font-style="italic" officeooo:rsid="001632ca" officeooo:paragraph-rsid="0016d31d" style:font-style-asian="italic" style:font-style-complex="italic"/>
    </style:style>
    <style:style style:name="P53" style:family="paragraph" style:parent-style-name="Standard">
      <style:text-properties fo:font-style="italic" fo:font-weight="bold" officeooo:rsid="0016d31d" officeooo:paragraph-rsid="0016d31d" style:font-style-asian="italic" style:font-weight-asian="bold" style:font-style-complex="italic" style:font-weight-complex="bold"/>
    </style:style>
    <style:style style:name="T1" style:family="text">
      <style:text-properties officeooo:rsid="001280a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officeooo:rsid="0010d24b" style:font-weight-asian="bold" style:font-weight-complex="bold"/>
    </style:style>
    <style:style style:name="T4" style:family="text">
      <style:text-properties fo:font-weight="bold" officeooo:rsid="0016d31d" style:font-weight-asian="bold" style:font-weight-complex="bold"/>
    </style:style>
    <style:style style:name="T5" style:family="text">
      <style:text-properties officeooo:rsid="00147fdf"/>
    </style:style>
    <style:style style:name="T6" style:family="text">
      <style:text-properties fo:font-style="normal" style:text-underline-style="none" fo:font-weight="normal" officeooo:rsid="001280a9" style:font-style-asian="normal" style:font-weight-asian="normal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280a9"/>
    </style:style>
    <style:style style:name="T9" style:family="text">
      <style:text-properties style:text-underline-style="none" officeooo:rsid="00147fdf"/>
    </style:style>
    <style:style style:name="T10" style:family="text">
      <style:text-properties style:text-underline-style="none" officeooo:rsid="00184d6b"/>
    </style:style>
    <style:style style:name="T11" style:family="text">
      <style:text-properties style:text-underline-style="none" officeooo:rsid="001909c7"/>
    </style:style>
    <style:style style:name="T12" style:family="text">
      <style:text-properties style:text-underline-style="none" officeooo:rsid="001993c0"/>
    </style:style>
    <style:style style:name="T13" style:family="text">
      <style:text-properties style:text-underline-style="none" officeooo:rsid="001aaada"/>
    </style:style>
    <style:style style:name="T14" style:family="text">
      <style:text-properties style:text-underline-style="none" officeooo:rsid="001b7713"/>
    </style:style>
    <style:style style:name="T15" style:family="text">
      <style:text-properties style:text-underline-style="none" officeooo:rsid="001d71ad"/>
    </style:style>
    <style:style style:name="T16" style:family="text">
      <style:text-properties officeooo:rsid="001aaada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#5eb91e" loext:char-shading-value="0"/>
    </style:style>
    <style:style style:name="T19" style:family="text">
      <style:text-properties fo:background-color="#729fcf" loext:char-shading-value="0"/>
    </style:style>
    <style:style style:name="T20" style:family="text">
      <style:text-properties fo:background-color="#ff0000" loext:char-shading-value="0"/>
    </style:style>
    <style:style style:name="T21" style:family="text">
      <style:text-properties officeooo:rsid="001e6c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STREAM – colonne – class</text:p>
      <text:p text:style-name="P1"/>
      <text:p text:style-name="P3">TERA XPS : <text:span text:style-name="T1">IntegralCF Demi </text:span><text:span text:style-name="T5">Bold Oblique 49pt </text:span><text:span text:style-name="T1">#FFFFFF</text:span></text:p>
      <text:p text:style-name="P1"/>
      <text:p text:style-name="P2">Chronos : <text:span text:style-name="T1">IntegralCF Intergal 30pt #000000</text:span></text:p>
      <text:p text:style-name="P1"/>
      <text:p text:style-name="P1"/>
      <text:p text:style-name="P3"><text:span text:style-name="T2">1</text:span> : <text:span text:style-name="T1">IntegralCF </text:span><text:span text:style-name="T6">Bold oblique 24pt #FFFFFF</text:span></text:p>
      <text:p text:style-name="P8"/>
      <text:p text:style-name="P2"><text:span text:style-name="T2">F.Ricaldo</text:span> : <text:span text:style-name="T1">IntegralCF </text:span><text:span text:style-name="T6">Regular 24pt #D3D3D3</text:span></text:p>
      <text:p text:style-name="P9"/>
      <text:p text:style-name="P6"><text:span text:style-name="T2">27</text:span> : <text:span text:style-name="T1">IntegralCF Demi Bold oblique 24pt #FFFFFF</text:span></text:p>
      <text:p text:style-name="P6"/>
      <text:p text:style-name="P7"><text:span text:style-name="T2">00:10:25 </text:span>: <text:span text:style-name="T1">IntegralCF Demi Bold oblique 24pt #D3D3D3</text:span></text:p>
      <text:p text:style-name="P1"/>
      <text:p text:style-name="P4">Colonne <text:s/>NAME 251 x 28,5 px</text:p>
      <text:p text:style-name="P4">CHRONOS 142 x 28,5 px (angle arrondi 28,5px)</text:p>
      <text:p text:style-name="P5">dégradé NOIR → #777777 op 27 % <text:span text:style-name="T2">(tester #565656 si pas d’opacité)</text:span></text:p>
      <text:p text:style-name="P52"/>
      <text:p text:style-name="P21"/>
      <text:p text:style-name="P21"><text:span text:style-name="T3">STREAM – co</text:span><text:span text:style-name="T4">mmentateurs</text:span></text:p>
      <text:p text:style-name="P53"/>
      <text:p text:style-name="P17"><text:span text:style-name="T2">Name</text:span> : Demi Oblique 69pt #FFFFF<text:span text:style-name="T16">F</text:span></text:p>
      <text:p text:style-name="P17"><text:span text:style-name="T2">Infos</text:span> : Regular Oblique 59pt <text:span text:style-name="T8">#D3D3D3</text:span></text:p>
      <text:p text:style-name="P10"/>
      <text:p text:style-name="P10"/>
      <text:p text:style-name="P15">STREAM – class</text:p>
      <text:p text:style-name="P22"/>
      <text:p text:style-name="P25"><text:span text:style-name="T8">TERA XPS : Demi </text:span><text:span text:style-name="T9">Bold Oblique </text:span><text:span text:style-name="T10">100</text:span><text:span text:style-name="T9">pt </text:span><text:span text:style-name="T8">#FFFFFF</text:span></text:p>
      <text:p text:style-name="P38"/>
      <text:p text:style-name="P28"><text:span text:style-name="T8">R</text:span><text:span text:style-name="T7">ank : </text:span><text:span text:style-name="T9">Bold Oblique </text:span><text:span text:style-name="T7">49pt </text:span><text:span text:style-name="T8">#FFFFFF</text:span></text:p>
      <text:p text:style-name="P11"/>
      <text:p text:style-name="P18"><text:span text:style-name="T7">F. </text:span><text:span text:style-name="T8">R</text:span><text:span text:style-name="T7">icaldo – 404 – </text:span><text:span text:style-name="T11">10 : 25 : 00</text:span><text:span text:style-name="T7"> : Medium Oblique </text:span><text:span text:style-name="T11">5</text:span><text:span text:style-name="T7">9</text:span><text:span text:style-name="T11">pt #FFFFF</text:span><text:span text:style-name="T13">F</text:span></text:p>
      <text:p text:style-name="P12"/>
      <text:p text:style-name="P19"><text:span text:style-name="T11">-25:00 etc. : <text:s/>Regular</text:span><text:span text:style-name="T7"> Oblique </text:span><text:span text:style-name="T11">4</text:span><text:span text:style-name="T7">9</text:span><text:span text:style-name="T11">pt #FFFFF</text:span><text:span text:style-name="T13">F</text:span></text:p>
      <text:p text:style-name="P13"/>
      <text:p text:style-name="P16"/>
      <text:p text:style-name="P23"><text:span text:style-name="T11">D</text:span><text:span text:style-name="T7">EPART – annonce simple</text:span></text:p>
      <text:p text:style-name="P10"/>
      <text:p text:style-name="P10"/>
      <text:p text:style-name="P20"><text:span text:style-name="T8">1</text:span><text:span text:style-name="T7">3h : Extra bold 120pt #FFFFF</text:span></text:p>
      <text:p text:style-name="P14"/>
      <text:p text:style-name="P26"><text:span text:style-name="T8">TERA XPS : Demi </text:span><text:span text:style-name="T9">Bold Oblique </text:span><text:span text:style-name="T10">1</text:span><text:span text:style-name="T12">2</text:span><text:span text:style-name="T10">0</text:span><text:span text:style-name="T9">pt </text:span><text:span text:style-name="T8">#FFFFFF</text:span></text:p>
      <text:p text:style-name="P39"/>
      <text:p text:style-name="P29"><text:span text:style-name="T8">1</text:span><text:span text:style-name="T7">0 : 27 : 06 : Extra Bold 100pt #FFFFF</text:span><text:span text:style-name="T13">F</text:span></text:p>
      <text:p text:style-name="P42"/>
      <text:p text:style-name="P42"/>
      <text:p text:style-name="P34"><text:span text:style-name="T11">D</text:span><text:span text:style-name="T7">EPART – annonce décalée</text:span></text:p>
      <text:p text:style-name="P42"/>
      <text:p text:style-name="P42">401 J.Kalif : Extra Bold Oblique 100pt</text:p>
      <text:p text:style-name="P42"/>
      <text:p text:style-name="P42">00:20  :Extra Bold 120pt #00000</text:p>
      <text:p text:style-name="P42"><text:soft-page-break/>GO ! : Extra Bold 120pt #00000</text:p>
      <text:p text:style-name="P42"/>
      <text:p text:style-name="P42">00:20 F. Riclado 404 : Medium Oblique 69pt #FFFFFF</text:p>
      <text:p text:style-name="P42"/>
      <text:p text:style-name="P35"><text:span text:style-name="T14">ARCHE</text:span><text:span text:style-name="T7">– a</text:span><text:span text:style-name="T13">rrivées grande</text:span></text:p>
      <text:p text:style-name="P48"/>
      <text:p text:style-name="P30"><text:span text:style-name="T7">Rank : </text:span><text:span text:style-name="T12">Extra Bold </text:span><text:span text:style-name="T7">Oblique </text:span><text:span text:style-name="T12">120pt #</text:span><text:span text:style-name="T7">FFFFFF</text:span></text:p>
      <text:p text:style-name="P43"/>
      <text:p text:style-name="P30"><text:span text:style-name="T7">401 : </text:span><text:span text:style-name="T8">Demi </text:span><text:span text:style-name="T9">Bold Oblique </text:span><text:span text:style-name="T7">59</text:span><text:span text:style-name="T9">pt </text:span><text:span text:style-name="T8">#D3D3D3</text:span></text:p>
      <text:p text:style-name="P40"/>
      <text:p text:style-name="P30"><text:span text:style-name="T8">N</text:span><text:span text:style-name="T7">om : </text:span><text:span text:style-name="T8">Demi </text:span><text:span text:style-name="T9">Bold Oblique </text:span><text:span text:style-name="T7">39</text:span><text:span text:style-name="T9">pt </text:span><text:span text:style-name="T8">#</text:span><text:span text:style-name="T7">FFFFFF</text:span></text:p>
      <text:p text:style-name="P40"/>
      <text:p text:style-name="P32"><text:span text:style-name="T8">2</text:span><text:span text:style-name="T7">5:36 :04 :</text:span><text:span text:style-name="T8">Demi </text:span><text:span text:style-name="T9">Bold Oblique 6</text:span><text:span text:style-name="T13">9</text:span><text:span text:style-name="T9">pt </text:span><text:span text:style-name="T8">#</text:span><text:span text:style-name="T13">FFFFFF</text:span></text:p>
      <text:p text:style-name="P44"/>
      <text:p text:style-name="P36"><text:span text:style-name="T14">ARCHE</text:span><text:span text:style-name="T7"> – a</text:span><text:span text:style-name="T13">rrivées </text:span><text:span text:style-name="T14">petit</text:span></text:p>
      <text:p text:style-name="P49"/>
      <text:p text:style-name="P31"><text:span text:style-name="T7">Rank : </text:span><text:span text:style-name="T12">Extra Bold </text:span><text:span text:style-name="T7">Oblique </text:span><text:span text:style-name="T14">83</text:span><text:span text:style-name="T12">pt #</text:span><text:span text:style-name="T7">FFFFFF</text:span></text:p>
      <text:p text:style-name="P44"/>
      <text:p text:style-name="P31"><text:span text:style-name="T7">401 : </text:span><text:span text:style-name="T8">Demi </text:span><text:span text:style-name="T9">Bold Oblique </text:span><text:span text:style-name="T14">4</text:span><text:span text:style-name="T7">9</text:span><text:span text:style-name="T9">pt </text:span><text:span text:style-name="T8">#D3D3D3</text:span></text:p>
      <text:p text:style-name="P41"/>
      <text:p text:style-name="P31"><text:span text:style-name="T8">N</text:span><text:span text:style-name="T7">om : </text:span><text:span text:style-name="T8">Demi </text:span><text:span text:style-name="T9">Bold Oblique </text:span><text:span text:style-name="T7">39</text:span><text:span text:style-name="T9">pt </text:span><text:span text:style-name="T8">#</text:span><text:span text:style-name="T7">FFFFFF</text:span></text:p>
      <text:p text:style-name="P41"/>
      <text:p text:style-name="P32"><text:span text:style-name="T8">2</text:span><text:span text:style-name="T13">5:36 :04 :</text:span><text:span text:style-name="T8">Demi </text:span><text:span text:style-name="T9">Bold Oblique </text:span><text:span text:style-name="T7">5</text:span><text:span text:style-name="T13">9</text:span><text:span text:style-name="T9">pt </text:span><text:span text:style-name="T8">#</text:span><text:span text:style-name="T13">FFFFFF</text:span></text:p>
      <text:p text:style-name="P42"/>
      <text:p text:style-name="P50">ARCHE – Chronos + courses DOUBLE</text:p>
      <text:p text:style-name="P50"/>
      <text:p text:style-name="P27"><text:span text:style-name="T8">TERA XPS : Demi </text:span><text:span text:style-name="T9">Bold Oblique </text:span><text:span text:style-name="T10">1</text:span><text:span text:style-name="T14">0</text:span><text:span text:style-name="T10">0</text:span><text:span text:style-name="T9">pt </text:span><text:span text:style-name="T8">#FFFFFF</text:span></text:p>
      <text:p text:style-name="P41"/>
      <text:p text:style-name="P32"><text:span text:style-name="T8">C</text:span><text:span text:style-name="T7">hronos chiffres(00:25:25) : Regular 59pt #FFFFFF</text:span></text:p>
      <text:p text:style-name="P32"><text:span text:style-name="T8">C</text:span><text:span text:style-name="T7">hronos lettres(TIME OUT) : Bold 49 pt #000000</text:span></text:p>
      <text:p text:style-name="P42"/>
      <text:p text:style-name="P50">ARCHE – Chronos + courses SIMPLE</text:p>
      <text:p text:style-name="P50"/>
      <text:p text:style-name="P27"><text:span text:style-name="T8">TERA XPS : Demi </text:span><text:span text:style-name="T9">Bold Oblique </text:span><text:span text:style-name="T10">1</text:span><text:span text:style-name="T14">0</text:span><text:span text:style-name="T10">0</text:span><text:span text:style-name="T9">pt </text:span><text:span text:style-name="T8">#650000</text:span></text:p>
      <text:p text:style-name="P41"/>
      <text:p text:style-name="P32"><text:span text:style-name="T8">C</text:span><text:span text:style-name="T7">hronos chiffres(00:25:25) : Regular 69pt #FFFFFF</text:span></text:p>
      <text:p text:style-name="P32"><text:span text:style-name="T8">C</text:span><text:span text:style-name="T7">hronos lettres(TIME OUT) : Bold 59 pt #000000</text:span></text:p>
      <text:p text:style-name="P45"/>
      <text:p text:style-name="P37"><text:span text:style-name="T7">ARCHE – </text:span><text:span text:style-name="T15">DEPART DANS</text:span></text:p>
      <text:p text:style-name="P46"/>
      <text:p text:style-name="P33"><text:span text:style-name="T15">h</text:span><text:span text:style-name="T7">eure : Extra Bold 120pt #FFFFFF</text:span></text:p>
      <text:p text:style-name="P46">10:52:65 : Extra Bold 100pt #FFFFFF</text:p>
      <text:p text:style-name="P46"/>
      <text:p text:style-name="P37"><text:span text:style-name="T7">ARCHE – </text:span><text:span text:style-name="T15">WINNER</text:span></text:p>
      <text:p text:style-name="P51"/>
      <text:p text:style-name="P46">Nom : <text:span text:style-name="T21">Extra</text:span> Bold Oblique 169pt #FFFFFF <text:span text:style-name="T21">(taille de police pas sure car diff entre after et affinity)</text:span></text:p>
      <text:p text:style-name="P46">Chronos : <text:span text:style-name="T21">Extra</text:span> Bold Oblique 80pt <text:span text:style-name="T21">#FFFFFF</text:span></text:p>
      <text:p text:style-name="P46">Rank : <text:span text:style-name="T21">Extra</text:span> Bold Oblique 145pt #FFFFFF</text:p>
      <text:p text:style-name="P46"/>
      <text:p text:style-name="P46"/>
      <text:p text:style-name="P46"/>
      <text:p text:style-name="P47"><text:span text:style-name="T18">XPS</text:span><text:span text:style-name="T17"> : </text:span>#09AF89 <text:span text:style-name="T19">XPS</text:span>relais : #00AEEF <text:span text:style-name="T20">XP </text:span>: #E106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14:37:55.134000000</meta:creation-date>
    <meta:generator>LibreOffice/7.0.4.2$Windows_X86_64 LibreOffice_project/dcf040e67528d9187c66b2379df5ea4407429775</meta:generator>
    <meta:editing-duration>PT33M49S</meta:editing-duration>
    <meta:editing-cycles>9</meta:editing-cycles>
    <dc:date>2024-07-14T21:17:27.976000000</dc:date>
    <meta:document-statistic meta:table-count="0" meta:image-count="0" meta:object-count="0" meta:page-count="2" meta:paragraph-count="53" meta:word-count="355" meta:character-count="2032" meta:non-whitespace-character-count="1714"/>
  </office:meta>
</office:document-meta>
</file>